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1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seFallingEd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itialTiming [°]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elayAngle [°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lDwellTime [us]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gramDelayTime [us]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ngineRPM [rpm]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degreesAdvancePerRPM [°/rpm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greesAdvancePerPascal [°/psa]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cuumAdvanceMinimumSpeed [rpm]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layTime</text:p>
          </table:table-cell>
          <table:table-cell table:formula="of:=[.B19]" office:value-type="float" office:value="1050" calcext:value-type="float">
            <text:p>1050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delayAngle = initialTiming</text:p>
          </table:table-cell>
          <table:table-cell table:formula="of:=[.B2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elayAngle = delayAngle - ((coilDwellTime + programDelayTime)/1000000.0)/(60.0/engineRPM)*360.0;</text:p>
          </table:table-cell>
          <table:table-cell table:formula="of:=[.B17]-(([.B4]+[.B5])/1000000)/(60/[.B6])*360"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timeToFireMicros = (unsigned long)((delayAngle/360.0)*(60.0/engineRPM)*1000000)</text:p>
          </table:table-cell>
          <table:table-cell table:formula="of:=([.B18]/360)*(60/[.B6])*1000000" office:value-type="float" office:value="1050" calcext:value-type="float">
            <text:p>105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formula="of:=([.B18]/360)" office:value-type="float" office:value="0.035" calcext:value-type="float">
            <text:p>0,035</text:p>
          </table:table-cell>
        </table:table-row>
        <table:table-row table:style-name="ro1">
          <table:table-cell office:value-type="string" calcext:value-type="string">
            <text:p>(60.0/engineRPM) [rev por seg]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2T11:30:42.405420191</meta:creation-date>
    <dc:date>2022-10-12T12:27:22.505992275</dc:date>
    <meta:editing-duration>PT15M9S</meta:editing-duration>
    <meta:editing-cycles>1</meta:editing-cycles>
    <meta:generator>LibreOffice/6.4.7.2$Linux_X86_64 LibreOffice_project/40$Build-2</meta:generator>
    <meta:document-statistic meta:table-count="1" meta:cell-count="28" meta:object-count="0"/>
  </office:meta>
</office:document-meta>
</file>